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81cm" svg:stroke-color="#f79448" draw:marker-start-width="0.321cm" draw:marker-end-width="0.321cm" draw:fill-color="#f79448" draw:opacity="21%" draw:textarea-horizontal-align="justify" draw:textarea-vertical-align="middle" draw:auto-grow-height="false" fo:min-height="22.57cm" fo:min-width="18.7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212cm" svg:stroke-color="#666666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textarea-horizontal-align="justify" draw:textarea-vertical-align="middle" draw:auto-grow-height="false" fo:min-height="1.6cm" fo:min-width="3.15cm"/>
    </style:style>
    <style:style style:name="gr4" style:family="graphic" style:parent-style-name="standard">
      <style:graphic-properties draw:stroke="dash" draw:stroke-dash="Dashed_20__28_var_29_" svg:stroke-width="0.081cm" draw:marker-start-width="0.321cm" draw:marker-end-width="0.321cm" draw:opacity="21%" draw:textarea-horizontal-align="justify" draw:textarea-vertical-align="middle" draw:auto-grow-height="false" fo:min-height="22.57cm" fo:min-width="15.62cm" fo:padding-top="0.165cm" fo:padding-bottom="0.165cm" fo:padding-left="0.29cm" fo:padding-right="0.29cm"/>
    </style:style>
    <style:style style:name="gr5" style:family="graphic" style:parent-style-name="standard">
      <style:graphic-properties draw:textarea-horizontal-align="justify" draw:textarea-vertical-align="middle" draw:auto-grow-height="false" fo:min-height="1.66cm" fo:min-width="2.966cm"/>
    </style:style>
    <style:style style:name="gr6" style:family="graphic" style:parent-style-name="standard">
      <style:graphic-properties draw:stroke="none" svg:stroke-color="#000000" draw:fill="solid" draw:fill-color="#fff685" draw:textarea-vertical-align="middle" fo:min-height="2.25cm"/>
    </style:style>
    <style:style style:name="gr7" style:family="graphic" style:parent-style-name="standard">
      <style:graphic-properties draw:stroke="none" svg:stroke-color="#000000" draw:fill="solid" draw:fill-color="#fdc578" draw:textarea-vertical-align="middle" fo:min-height="2.25cm"/>
    </style:style>
    <style:style style:name="gr8" style:family="graphic" style:parent-style-name="standard">
      <style:graphic-properties draw:stroke="none" svg:stroke-color="#000000" draw:fill="solid" draw:fill-color="#f7a19a" draw:textarea-vertical-align="middle" fo:min-height="2.25cm"/>
    </style:style>
    <style:style style:name="gr9" style:family="graphic" style:parent-style-name="standard">
      <style:graphic-properties draw:stroke="none" svg:stroke-color="#000000" draw:fill="none" draw:fill-color="#ef413d" draw:opacity="100%" draw:textarea-vertical-align="middle" fo:min-height="2.25cm"/>
    </style:style>
    <style:style style:name="gr10" style:family="graphic" style:parent-style-name="standard">
      <style:graphic-properties draw:stroke="none" svg:stroke-color="#000000" draw:fill="solid" draw:fill-color="#add58a" draw:textarea-vertical-align="middle" fo:min-height="2.25cm"/>
    </style:style>
    <style:style style:name="gr11" style:family="graphic" style:parent-style-name="standard">
      <style:graphic-properties draw:stroke="none" svg:stroke-color="#000000" draw:fill="solid" draw:fill-color="#fdc578" draw:textarea-vertical-align="middle" fo:min-height="1.15cm"/>
    </style:style>
    <style:style style:name="gr12" style:family="graphic" style:parent-style-name="standard">
      <style:graphic-properties draw:stroke="none" svg:stroke-color="#000000" draw:fill="none" draw:fill-color="#ffffff" fo:min-height="1.45cm"/>
    </style:style>
    <style:style style:name="gr13" style:family="graphic" style:parent-style-name="standard">
      <style:graphic-properties draw:stroke="none" svg:stroke-color="#000000" draw:fill="none" draw:fill-color="#fdc578" draw:textarea-vertical-align="middle" fo:min-height="1.15cm"/>
    </style:style>
    <style:style style:name="gr14" style:family="graphic" style:parent-style-name="objectwithoutfill">
      <style:graphic-properties svg:stroke-width="0.212cm" svg:stroke-color="#666666" draw:marker-start-width="0.836cm" draw:marker-end="Symmetric_20_Arrow" draw:marker-end-width="0.936cm" draw:fill="none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fo:min-height="1.95cm"/>
    </style:style>
    <style:style style:name="gr16" style:family="graphic" style:parent-style-name="objectwithoutfill">
      <style:graphic-properties svg:stroke-width="1.27cm" svg:stroke-color="#666666" draw:marker-start-width="2.094cm" draw:marker-end="Arrow_20_concave" draw:marker-end-width="2.194cm" svg:stroke-opacity="70%" draw:fill="none" draw:textarea-vertical-align="middle" fo:padding-top="0.749cm" fo:padding-bottom="0.749cm" fo:padding-left="0.874cm" fo:padding-right="0.874cm"/>
    </style:style>
    <style:style style:name="P1" style:family="paragraph">
      <loext:graphic-properties draw:fill-color="#f79448" draw:opacity="21%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21%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solid" draw:fill-color="#fff685"/>
      <style:paragraph-properties fo:text-align="center"/>
    </style:style>
    <style:style style:name="P6" style:family="paragraph">
      <loext:graphic-properties draw:fill="solid" draw:fill-color="#fdc578"/>
      <style:paragraph-properties fo:text-align="center"/>
    </style:style>
    <style:style style:name="P7" style:family="paragraph">
      <loext:graphic-properties draw:fill="solid" draw:fill-color="#f7a19a"/>
      <style:paragraph-properties fo:text-align="center"/>
    </style:style>
    <style:style style:name="P8" style:family="paragraph">
      <loext:graphic-properties draw:fill="none" draw:fill-color="#ef413d" draw:opacity="100%"/>
      <style:paragraph-properties fo:text-align="center"/>
    </style:style>
    <style:style style:name="P9" style:family="paragraph">
      <loext:graphic-properties draw:fill="solid" draw:fill-color="#add58a"/>
      <style:paragraph-properties fo:text-align="center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1" style:family="paragraph">
      <loext:graphic-properties draw:fill="none" draw:fill-color="#fdc578"/>
      <style:paragraph-properties fo:text-align="center"/>
    </style:style>
    <style:style style:name="P1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5" draw:id="id5" draw:layer="layout" svg:width="19.3cm" svg:height="22.9cm" svg:x="8.8cm" svg:y="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.946cm" svg:y1="13.1cm" svg:x2="21.946cm" svg:y2="14.2cm">
          <text:p/>
        </draw:line>
        <draw:line draw:style-name="gr2" draw:text-style-name="P2" draw:layer="layout" svg:x1="21.946cm" svg:y1="16.7cm" svg:x2="21.946cm" svg:y2="17.8cm">
          <text:p/>
        </draw:line>
        <draw:line draw:style-name="gr2" draw:text-style-name="P2" draw:layer="layout" svg:x1="21.946cm" svg:y1="19.147cm" svg:x2="21.946cm" svg:y2="20.247cm">
          <text:p/>
        </draw:line>
        <draw:line draw:style-name="gr2" draw:text-style-name="P2" draw:layer="layout" svg:x1="21.946cm" svg:y1="21.547cm" svg:x2="21.946cm" svg:y2="22.647cm">
          <text:p/>
        </draw:line>
        <draw:line draw:style-name="gr2" draw:text-style-name="P2" draw:layer="layout" svg:x1="21.946cm" svg:y1="23.947cm" svg:x2="21.946cm" svg:y2="25.047cm">
          <text:p/>
        </draw:line>
        <draw:line draw:style-name="gr2" draw:text-style-name="P2" draw:layer="layout" svg:x1="21.946cm" svg:y1="28.647cm" svg:x2="21.946cm" svg:y2="29.747cm">
          <text:p/>
        </draw:line>
        <draw:custom-shape draw:style-name="gr3" draw:text-style-name="P3" xml:id="id3" draw:id="id3" draw:layer="layout" svg:width="7.3cm" svg:height="3.7cm" svg:x="18.296cm" svg:y="2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4" xml:id="id6" draw:id="id6" draw:layer="layout" svg:width="16.2cm" svg:height="22.9cm" svg:x="34.8cm" svg:y="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1.4cm" svg:y1="25.3cm" svg:x2="41.4cm" svg:y2="26.4cm">
          <text:p/>
        </draw:line>
        <draw:line draw:style-name="gr2" draw:text-style-name="P2" draw:layer="layout" svg:x1="44.8cm" svg:y1="25.3cm" svg:x2="44.8cm" svg:y2="26.4cm">
          <text:p/>
        </draw:line>
        <draw:custom-shape draw:style-name="gr5" draw:text-style-name="P3" draw:layer="layout" svg:width="4.9cm" svg:height="2.7cm" svg:x="40.65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5.3cm" svg:height="2.5cm" svg:x="40.45cm" svg:y="15.7cm">
          <draw:text-box>
            <text:p text:style-name="P3">Cámara de Visión Artificial</text:p>
          </draw:text-box>
        </draw:frame>
        <draw:frame draw:style-name="gr7" draw:text-style-name="P6" draw:layer="layout" svg:width="5.3cm" svg:height="2.5cm" svg:x="40.45cm" svg:y="19.3cm">
          <draw:text-box>
            <text:p text:style-name="P3">Procesador de Inteligencia Artificial</text:p>
          </draw:text-box>
        </draw:frame>
        <draw:frame draw:style-name="gr8" draw:text-style-name="P7" draw:layer="layout" svg:width="5.3cm" svg:height="2.5cm" svg:x="40.45cm" svg:y="22.9cm">
          <draw:text-box>
            <text:p text:style-name="P3">Sistema de Navegación</text:p>
          </draw:text-box>
        </draw:frame>
        <draw:frame draw:style-name="gr9" draw:text-style-name="P8" draw:layer="layout" svg:width="5.3cm" svg:height="2.5cm" svg:x="40.45cm" svg:y="12cm">
          <draw:text-box>
            <text:p text:style-name="P3">Entorno</text:p>
          </draw:text-box>
        </draw:frame>
        <draw:frame draw:style-name="gr10" draw:text-style-name="P9" draw:layer="layout" svg:width="5.3cm" svg:height="2.5cm" svg:x="37cm" svg:y="26.4cm">
          <draw:text-box>
            <text:p text:style-name="P3">Control de la Dirección</text:p>
          </draw:text-box>
        </draw:frame>
        <draw:frame draw:style-name="gr10" draw:text-style-name="P9" draw:layer="layout" svg:width="5.3cm" svg:height="2.5cm" svg:x="43.7cm" svg:y="26.4cm">
          <draw:text-box>
            <text:p text:style-name="P3">Control del Avance</text:p>
          </draw:text-box>
        </draw:frame>
        <draw:line draw:style-name="gr2" draw:text-style-name="P2" draw:layer="layout" svg:x1="43.1cm" svg:y1="14.6cm" svg:x2="43.1cm" svg:y2="15.7cm">
          <text:p/>
        </draw:line>
        <draw:line draw:style-name="gr2" draw:text-style-name="P2" draw:layer="layout" svg:x1="43.1cm" svg:y1="18.2cm" svg:x2="43.1cm" svg:y2="19.3cm">
          <text:p/>
        </draw:line>
        <draw:line draw:style-name="gr2" draw:text-style-name="P2" draw:layer="layout" svg:x1="43.1cm" svg:y1="21.8cm" svg:x2="43.1cm" svg:y2="22.9cm">
          <text:p/>
        </draw:line>
        <draw:custom-shape draw:style-name="gr5" draw:text-style-name="P3" draw:layer="layout" svg:width="4.9cm" svg:height="2.7cm" svg:x="19.49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xml:id="id1" draw:id="id1" draw:layer="layout" svg:width="5.3cm" svg:height="2.5cm" svg:x="19.296cm" svg:y="14.2cm">
          <draw:text-box>
            <text:p text:style-name="P3">Cámara de Visión Artificial</text:p>
          </draw:text-box>
        </draw:frame>
        <draw:frame draw:style-name="gr11" draw:text-style-name="P6" xml:id="id4" draw:id="id4" draw:layer="layout" svg:width="7cm" svg:height="1.4cm" svg:x="18.446cm" svg:y="17.8cm">
          <draw:text-box>
            <text:p text:style-name="P3">Generador de Datos</text:p>
          </draw:text-box>
        </draw:frame>
        <draw:frame draw:style-name="gr9" draw:text-style-name="P8" draw:layer="layout" svg:width="5.3cm" svg:height="2.5cm" svg:x="19.296cm" svg:y="10.5cm">
          <draw:text-box>
            <text:p text:style-name="P3">Entorno</text:p>
          </draw:text-box>
        </draw:frame>
        <draw:frame draw:style-name="gr12" draw:text-style-name="P10" draw:layer="layout" svg:width="7.9cm" svg:height="1.7cm" svg:x="44.8cm" svg:y="9.2cm">
          <draw:text-box>
            <text:p>Aplicación / Campo</text:p>
          </draw:text-box>
        </draw:frame>
        <draw:frame draw:style-name="gr12" draw:text-style-name="P10" draw:layer="layout" svg:width="4.7cm" svg:height="1.7cm" svg:x="23.4cm" svg:y="9.2cm">
          <draw:text-box>
            <text:p>Entrenamiento</text:p>
          </draw:text-box>
        </draw:frame>
        <draw:frame draw:style-name="gr11" draw:text-style-name="P6" draw:layer="layout" svg:width="7cm" svg:height="1.4cm" svg:x="18.446cm" svg:y="20.2cm">
          <draw:text-box>
            <text:p text:style-name="P3">Entrenamiento de Red</text:p>
          </draw:text-box>
        </draw:frame>
        <draw:frame draw:style-name="gr11" draw:text-style-name="P6" xml:id="id2" draw:id="id2" draw:layer="layout" svg:width="7cm" svg:height="1.4cm" svg:x="18.446cm" svg:y="22.6cm">
          <draw:text-box>
            <text:p text:style-name="P3">Validación de Red</text:p>
          </draw:text-box>
        </draw:frame>
        <draw:frame draw:style-name="gr13" draw:text-style-name="P11" draw:layer="layout" svg:width="7cm" svg:height="1.673cm" svg:x="18.446cm" svg:y="26cm">
          <draw:text-box>
            <text:p text:style-name="P3">Error Relativo Aceptable</text:p>
          </draw:text-box>
        </draw:frame>
        <draw:frame draw:style-name="gr11" draw:text-style-name="P6" draw:layer="layout" svg:width="7cm" svg:height="1.4cm" svg:x="10.4cm" svg:y="20.2cm">
          <draw:text-box>
            <text:p text:style-name="P3">Diseño de la Red</text:p>
          </draw:text-box>
        </draw:frame>
        <draw:frame draw:style-name="gr11" draw:text-style-name="P6" draw:layer="layout" svg:width="7cm" svg:height="1.4cm" svg:x="18.446cm" svg:y="29.7cm">
          <draw:text-box>
            <text:p text:style-name="P3">Red Aceptable</text:p>
          </draw:text-box>
        </draw:frame>
        <draw:line draw:style-name="gr2" draw:text-style-name="P2" draw:layer="layout" svg:x1="17.4cm" svg:y1="20.9cm" svg:x2="18.5cm" svg:y2="20.9cm">
          <text:p/>
        </draw:line>
        <draw:line draw:style-name="gr2" draw:text-style-name="P2" draw:layer="layout" svg:x1="13.9cm" svg:y1="26.8cm" svg:x2="13.9cm" svg:y2="21.6cm">
          <text:p/>
        </draw:line>
        <draw:connector draw:style-name="gr14" draw:text-style-name="P2" draw:layer="layout" draw:line-skew="1.154cm" svg:x1="24.596cm" svg:y1="15.45cm" svg:x2="25.446cm" svg:y2="23.3cm" draw:start-shape="id1" draw:start-glue-point="1" draw:end-shape="id2" svg:d="M24596 15450h2504v7850h-1654" svg:viewBox="0 0 2505 7851">
          <text:p/>
        </draw:connector>
        <draw:connector draw:style-name="gr14" draw:text-style-name="P2" draw:layer="layout" draw:line-skew="-7.895cm" svg:x1="18.296cm" svg:y1="26.85cm" svg:x2="18.446cm" svg:y2="18.5cm" draw:start-shape="id3" draw:start-glue-point="5" draw:end-shape="id4" draw:end-glue-point="3" svg:d="M18296 26850h-8396v-8350h8546" svg:viewBox="0 0 8547 8351">
          <text:p/>
        </draw:connector>
        <draw:frame draw:style-name="gr15" draw:text-style-name="P12" draw:layer="layout" svg:width="2.5cm" svg:height="2.2cm" svg:x="22.2cm" svg:y="28.6cm">
          <draw:text-box>
            <text:p>Si</text:p>
          </draw:text-box>
        </draw:frame>
        <draw:frame draw:style-name="gr15" draw:text-style-name="P12" draw:layer="layout" svg:width="2.5cm" svg:height="2.2cm" svg:x="17.4cm" svg:y="25.7cm">
          <draw:text-box>
            <text:p>No</text:p>
          </draw:text-box>
        </draw:frame>
        <draw:connector draw:style-name="gr16" draw:text-style-name="P2" draw:layer="layout" draw:type="line" svg:x1="28.1cm" svg:y1="20.45cm" svg:x2="34.8cm" svg:y2="20.45cm" draw:start-shape="id5" draw:start-glue-point="1" draw:end-shape="id6" draw:end-glue-point="3" svg:d="M28100 20450h6700" svg:viewBox="0 0 6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5T17:12:18.262397368</meta:creation-date>
    <dc:date>2021-03-15T19:24:48.915296301</dc:date>
    <meta:editing-duration>PT1H17M35S</meta:editing-duration>
    <meta:editing-cycles>4</meta:editing-cycles>
    <meta:generator>LibreOffice/6.0.7.3$Linux_X86_64 LibreOffice_project/00m0$Build-3</meta:generator>
    <meta:document-statistic meta:object-count="39"/>
  </office:meta>
</office:document-meta>
</file>